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3385" officeooo:paragraph-rsid="00033385"/>
    </style:style>
    <style:style style:name="P2" style:family="paragraph" style:parent-style-name="Standard">
      <style:text-properties officeooo:rsid="00033385" officeooo:paragraph-rsid="0005a5f0"/>
    </style:style>
    <style:style style:name="P3" style:family="paragraph" style:parent-style-name="Standard">
      <style:text-properties officeooo:rsid="00033385" officeooo:paragraph-rsid="000a56b5"/>
    </style:style>
    <style:style style:name="P4" style:family="paragraph" style:parent-style-name="Standard">
      <style:text-properties officeooo:paragraph-rsid="00033385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33385" officeooo:paragraph-rsid="0003338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bdc5c" officeooo:paragraph-rsid="000bdc5c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33385" officeooo:paragraph-rsid="00033385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bdc5c" officeooo:paragraph-rsid="000bdc5c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Standard">
      <style:text-properties officeooo:rsid="00088fae" officeooo:paragraph-rsid="0005a5f0"/>
    </style:style>
    <style:style style:name="P11" style:family="paragraph" style:parent-style-name="Standard">
      <style:text-properties officeooo:rsid="00088fae" officeooo:paragraph-rsid="000a56b5"/>
    </style:style>
    <style:style style:name="P12" style:family="paragraph" style:parent-style-name="Standard">
      <style:text-properties officeooo:rsid="000bdc5c" officeooo:paragraph-rsid="000a56b5"/>
    </style:style>
    <style:style style:name="T1" style:family="text">
      <style:text-properties officeooo:rsid="00033385"/>
    </style:style>
    <style:style style:name="T2" style:family="text">
      <style:text-properties officeooo:rsid="00043497"/>
    </style:style>
    <style:style style:name="T3" style:family="text">
      <style:text-properties officeooo:rsid="0005a5f0"/>
    </style:style>
    <style:style style:name="T4" style:family="text">
      <style:text-properties fo:font-style="italic" officeooo:rsid="0005a5f0" style:font-style-asian="italic" style:font-style-complex="italic"/>
    </style:style>
    <style:style style:name="T5" style:family="text">
      <style:text-properties fo:color="#94070a"/>
    </style:style>
    <style:style style:name="T6" style:family="text">
      <style:text-properties officeooo:rsid="0007a30a"/>
    </style:style>
    <style:style style:name="T7" style:family="text">
      <style:text-properties officeooo:rsid="00088fae"/>
    </style:style>
    <style:style style:name="T8" style:family="text">
      <style:text-properties officeooo:rsid="000a56b5"/>
    </style:style>
    <style:style style:name="T9" style:family="text">
      <style:text-properties officeooo:rsid="000bdc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lackjack.</text:p>
      <text:p text:style-name="P5"/>
      <text:p text:style-name="P5"/>
      <text:p text:style-name="P5">1. Needed.</text:p>
      <text:p text:style-name="P1"/>
      <text:p text:style-name="P1"/>
      <text:p text:style-name="P1">– <text:s/>Pick a random card: <text:s/></text:p>
      <text:p text:style-name="P1"/>
      <text:p text:style-name="P1"><text:tab/>104 cards → <text:tab/><text:span text:style-name="T3">n</text:span>ext random cards:<text:tab/><text:span text:style-name="T3">104</text:span> – 1</text:p>
      <text:p text:style-name="P1"><text:tab/><text:tab/><text:tab/><text:tab/><text:tab/><text:tab/><text:span text:style-name="T2">103</text:span> – 1</text:p>
      <text:p text:style-name="P1"><text:tab/><text:tab/><text:tab/><text:tab/><text:tab/><text:tab/><text:span text:style-name="T2">102</text:span> – 1</text:p>
      <text:p text:style-name="P1"><text:tab/><text:tab/><text:tab/><text:tab/><text:tab/><text:tab/>…</text:p>
      <text:p text:style-name="P1"/>
      <text:p text:style-name="P1"/>
      <text:p text:style-name="P4"><text:span text:style-name="T1"><text:tab/></text:span><text:bookmark-start text:name="__DdeLink__2_1919597666"/><text:span text:style-name="Source_20_Text"><text:span text:style-name="T5">function getRandomInteger(min, max) {</text:span></text:span></text:p>
      <text:p text:style-name="Preformatted_20_Text"><text:span text:style-name="Source_20_Text"><text:span text:style-name="T5"><text:s text:c="2"/><text:tab/>min = Math.ceil(min);</text:span></text:span></text:p>
      <text:p text:style-name="Preformatted_20_Text"><text:span text:style-name="Source_20_Text"><text:span text:style-name="T5"><text:s text:c="2"/><text:tab/>max = Math.floor(max);</text:span></text:span></text:p>
      <text:p text:style-name="Preformatted_20_Text"><text:span text:style-name="Source_20_Text"><text:span text:style-name="T5"><text:s text:c="2"/><text:tab/>return Math.floor(Math.random() * (max - min)) + min;</text:span></text:span></text:p>
      <text:p text:style-name="P9"><text:span text:style-name="Source_20_Text"><text:span text:style-name="T5"><text:tab/>}</text:span></text:span><text:bookmark-end text:name="__DdeLink__2_1919597666"/></text:p>
      <text:p text:style-name="P9"><text:span text:style-name="Source_20_Text"><text:tab/></text:span><text:span text:style-name="Source_20_Text"><text:span text:style-name="T4">Using a ‘max var’ so I can change the value after each card is dealed.</text:span></text:span></text:p>
      <text:p text:style-name="P1"><text:tab/></text:p>
      <text:p text:style-name="P2">– <text:tab/>8 aces<text:tab/>= 1/<text:span text:style-name="T2">13</text:span></text:p>
      <text:p text:style-name="P2"><text:tab/>8 kings</text:p>
      <text:p text:style-name="P2"><text:tab/>8 queens</text:p>
      <text:p text:style-name="P2"><text:tab/>8 jacks</text:p>
      <text:p text:style-name="P2"><text:tab/>…</text:p>
      <text:p text:style-name="P2"/>
      <text:p text:style-name="P2"><text:tab/><text:span text:style-name="T6">Make an object (key: value) with an index from 0 to 103?</text:span></text:p>
      <text:p text:style-name="P2"><text:tab/><text:span text:style-name="T6">The min value should go from 0 then.</text:span></text:p>
      <text:p text:style-name="P2"/>
      <text:p text:style-name="P2"/>
      <text:p text:style-name="P2">-<text:tab/><text:span text:style-name="T6">Counting the cards after each round (dealing)</text:span></text:p>
      <text:p text:style-name="P2"/>
      <text:p text:style-name="P2">-<text:tab/><text:span text:style-name="T6">Compare the total to 21:<text:tab/>a)<text:tab/>&gt; 21 = ‘busted!’</text:span></text:p>
      <text:p text:style-name="P2"><text:tab/><text:tab/><text:tab/><text:tab/><text:tab/><text:tab/><text:span text:style-name="T7">b)<text:tab/>&lt; 21 = ‘want another card?’</text:span></text:p>
      <text:p text:style-name="P10"><text:tab/><text:tab/><text:tab/><text:tab/><text:tab/><text:tab/>c)<text:tab/>= 21 = ‘blackjack’ → see if the bank has no 21!</text:p>
      <text:p text:style-name="P2"/>
      <text:p text:style-name="P2"/>
      <text:p text:style-name="P3">–<text:tab/><text:span text:style-name="T7">If 21 or &lt;21, compare with the bank/dealer, cause the dealer always wins,</text:span></text:p>
      <text:p text:style-name="P11"><text:tab/>except with an ace and a card of 10 value</text:p>
      <text:p text:style-name="P3"/>
      <text:p text:style-name="P3">– <text:tab/><text:span text:style-name="T8">Card values:<text:tab/>King, queens, jacks and 10 all have a 10 value</text:span></text:p>
      <text:p text:style-name="P3"><text:tab/><text:tab/><text:tab/><text:span text:style-name="T8">Other numbered cards keep there value</text:span></text:p>
      <text:p text:style-name="P3"><text:tab/><text:tab/><text:tab/><text:span text:style-name="T8">Except the ace: that can be 1 or 11 → normal it’s 11 except when the total <text:tab/><text:tab/><text:tab/>would go over 21, then it’s valued as 1</text:span></text:p>
      <text:p text:style-name="P3"/>
      <text:p text:style-name="P3">– <text:tab/><text:span text:style-name="T9">The dealers first card is dealth face down. Only showed at the end, if the player is finished.</text:span></text:p>
      <text:p text:style-name="P3"/>
      <text:p text:style-name="P3"/>
      <text:p text:style-name="P3"/>
      <text:p text:style-name="P3"><text:soft-page-break/>– <text:tab/><text:span text:style-name="T9">Options of the player:</text:span></text:p>
      <text:p text:style-name="P3"><text:tab/><text:tab/><text:span text:style-name="T9">a) stand: no more cards</text:span></text:p>
      <text:p text:style-name="P3"><text:tab/><text:tab/><text:span text:style-name="T9">b) hit: more cards till he stands (or is busted)</text:span></text:p>
      <text:p text:style-name="P12"><text:tab/><text:tab/>c) (double down) when betting</text:p>
      <text:p text:style-name="P12"><text:tab/><text:tab/>d) split: when he has 2 cards wit a 10 value from the beginning (first 2 cards)</text:p>
      <text:p text:style-name="P3"><text:tab/><text:tab/><text:span text:style-name="T9">e) surrender</text:span></text:p>
      <text:p text:style-name="P3"/>
      <text:p text:style-name="P3"/>
      <text:p text:style-name="P3"/>
      <text:p text:style-name="P3"/>
      <text:p text:style-name="P6">2. Extra options.</text:p>
      <text:p text:style-name="P8"/>
      <text:p text:style-name="P8">a) counting the wins an loses tokeep a score</text:p>
      <text:p text:style-name="P8"/>
      <text:p text:style-name="P8">b) making a multi-game (1, 2, 3 or 4 players)</text:p>
      <text:p text:style-name="P8"/>
      <text:p text:style-name="P8">c) including a bet option</text:p>
      <text:p text:style-name="P3"/>
      <text:p text:style-name="P3"/>
      <text:p text:style-name="P2"/>
      <text:p text:style-name="P2"/>
      <text:p text:style-name="P2"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1:33:50.122261792</meta:creation-date>
    <meta:editing-duration>PT1M27S</meta:editing-duration>
    <meta:editing-cycles>2</meta:editing-cycles>
    <meta:generator>LibreOffice/6.0.7.3$Linux_X86_64 LibreOffice_project/00m0$Build-3</meta:generator>
    <dc:date>2019-09-04T11:35:12.034031927</dc:date>
    <meta:document-statistic meta:table-count="0" meta:image-count="0" meta:object-count="0" meta:page-count="2" meta:paragraph-count="43" meta:word-count="279" meta:character-count="1451" meta:non-whitespace-character-count="1123"/>
  </office:meta>
</office:document-meta>
</file>